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sponse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setErrCode( Integer er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setErrDes( String err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setResult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getErr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ponse.getEr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